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lta 3 sigma</text:p>
          </table:table-cell>
          <table:table-cell office:value-type="string" calcext:value-type="string">
            <text:p>deltam 3 sigma</text:p>
          </table:table-cell>
          <table:table-cell office:value-type="string" calcext:value-type="string">
            <text:p>sigma_delta 3 sig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lta 3 sigma</text:p>
          </table:table-cell>
          <table:table-cell office:value-type="string" calcext:value-type="string">
            <text:p>Deltam 3 sigma</text:p>
          </table:table-cell>
          <table:table-cell office:value-type="string" calcext:value-type="string">
            <text:p>sigma_Delta 3 sigma</text:p>
          </table:table-cell>
        </table:table-row>
        <table:table-row table:style-name="ro1">
          <table:table-cell office:value-type="float" office:value="447.4672" calcext:value-type="float">
            <text:p>447,4672</text:p>
          </table:table-cell>
          <table:table-cell table:formula="of:=AVERAGE([.A2:.A18])" office:value-type="float" office:value="476.231360294118" calcext:value-type="float">
            <text:p>476,231360294118</text:p>
          </table:table-cell>
          <table:table-cell table:formula="of:=STDEV([.A2:.A18])" office:value-type="float" office:value="85.9486775239981" calcext:value-type="float">
            <text:p>85,9486775239981</text:p>
          </table:table-cell>
          <table:table-cell table:formula="of:=[.B2]-3*[.C2]" office:value-type="float" office:value="218.385327722124" calcext:value-type="float">
            <text:p>218,385327722124</text:p>
          </table:table-cell>
          <table:table-cell table:formula="of:=[.B2]+3*[.C2]" office:value-type="float" office:value="734.077392866112" calcext:value-type="float">
            <text:p>734,077392866112</text:p>
          </table:table-cell>
          <table:table-cell office:value-type="float" office:value="447.4672" calcext:value-type="float">
            <text:p>447,4672</text:p>
          </table:table-cell>
          <table:table-cell table:formula="of:=AVERAGE([.F2:.F18])" office:value-type="float" office:value="476.231360294118" calcext:value-type="float">
            <text:p>476,231360294118</text:p>
          </table:table-cell>
          <table:table-cell table:formula="of:=STDEV([.F2:.F18])" office:value-type="float" office:value="85.9486775239981" calcext:value-type="float">
            <text:p>85,9486775239981</text:p>
          </table:table-cell>
          <table:table-cell office:value-type="float" office:value="9445.145775" calcext:value-type="float">
            <text:p>9445,145775</text:p>
          </table:table-cell>
          <table:table-cell table:formula="of:=AVERAGE([.I2:.I18])" office:value-type="float" office:value="5552.35590294118" calcext:value-type="float">
            <text:p>5552,35590294118</text:p>
          </table:table-cell>
          <table:table-cell table:formula="of:=STDEV([.I2:.I18])" office:value-type="float" office:value="1939.63358059562" calcext:value-type="float">
            <text:p>1939,63358059562</text:p>
          </table:table-cell>
          <table:table-cell table:formula="of:=[.J2]-3*[.K2]" office:value-type="float" office:value="-266.544838845687" calcext:value-type="float">
            <text:p>-266,544838845687</text:p>
          </table:table-cell>
          <table:table-cell table:formula="of:=[.J2]+3*[.K2]" office:value-type="float" office:value="11371.256644728" calcext:value-type="float">
            <text:p>11371,256644728</text:p>
          </table:table-cell>
          <table:table-cell office:value-type="float" office:value="9445.145775" calcext:value-type="float">
            <text:p>9445,145775</text:p>
          </table:table-cell>
          <table:table-cell table:formula="of:=AVERAGE([.N2:.N18])" office:value-type="float" office:value="5552.35590294118" calcext:value-type="float">
            <text:p>5552,35590294118</text:p>
          </table:table-cell>
          <table:table-cell table:formula="of:=STDEV([.N2:.N18])" office:value-type="float" office:value="1939.63358059562" calcext:value-type="float">
            <text:p>1939,63358059562</text:p>
          </table:table-cell>
        </table:table-row>
        <table:table-row table:style-name="ro1">
          <table:table-cell office:value-type="float" office:value="377.75175" calcext:value-type="float">
            <text:p>377,75175</text:p>
          </table:table-cell>
          <table:table-cell table:number-columns-repeated="4"/>
          <table:table-cell office:value-type="float" office:value="377.75175" calcext:value-type="float">
            <text:p>377,75175</text:p>
          </table:table-cell>
          <table:table-cell office:value-type="string" calcext:value-type="string">
            <text:p>nn cambia nulla</text:p>
          </table:table-cell>
          <table:table-cell/>
          <table:table-cell office:value-type="float" office:value="8718.238625" calcext:value-type="float">
            <text:p>8718,238625</text:p>
          </table:table-cell>
          <table:table-cell table:number-columns-repeated="4"/>
          <table:table-cell office:value-type="float" office:value="8718.238625" calcext:value-type="float">
            <text:p>8718,238625</text:p>
          </table:table-cell>
          <table:table-cell office:value-type="string" calcext:value-type="string">
            <text:p>nn cambia nulla</text:p>
          </table:table-cell>
          <table:table-cell/>
        </table:table-row>
        <table:table-row table:style-name="ro1">
          <table:table-cell office:value-type="float" office:value="368.217575" calcext:value-type="float">
            <text:p>368,217575</text:p>
          </table:table-cell>
          <table:table-cell table:number-columns-repeated="4"/>
          <table:table-cell office:value-type="float" office:value="368.217575" calcext:value-type="float">
            <text:p>368,217575</text:p>
          </table:table-cell>
          <table:table-cell table:number-columns-repeated="2"/>
          <table:table-cell office:value-type="float" office:value="8887.422175" calcext:value-type="float">
            <text:p>8887,422175</text:p>
          </table:table-cell>
          <table:table-cell table:number-columns-repeated="4"/>
          <table:table-cell office:value-type="float" office:value="8887.422175" calcext:value-type="float">
            <text:p>8887,422175</text:p>
          </table:table-cell>
          <table:table-cell table:number-columns-repeated="2"/>
        </table:table-row>
        <table:table-row table:style-name="ro1">
          <table:table-cell office:value-type="float" office:value="443.5816" calcext:value-type="float">
            <text:p>443,5816</text:p>
          </table:table-cell>
          <table:table-cell table:number-columns-repeated="4"/>
          <table:table-cell office:value-type="float" office:value="443.5816" calcext:value-type="float">
            <text:p>443,5816</text:p>
          </table:table-cell>
          <table:table-cell table:number-columns-repeated="2"/>
          <table:table-cell office:value-type="float" office:value="8641.965225" calcext:value-type="float">
            <text:p>8641,965225</text:p>
          </table:table-cell>
          <table:table-cell table:number-columns-repeated="4"/>
          <table:table-cell office:value-type="float" office:value="8641.965225" calcext:value-type="float">
            <text:p>8641,965225</text:p>
          </table:table-cell>
          <table:table-cell table:number-columns-repeated="2"/>
        </table:table-row>
        <table:table-row table:style-name="ro1">
          <table:table-cell office:value-type="float" office:value="623.026400000001" calcext:value-type="float">
            <text:p>623,026400000001</text:p>
          </table:table-cell>
          <table:table-cell table:number-columns-repeated="4"/>
          <table:table-cell office:value-type="float" office:value="623.026400000001" calcext:value-type="float">
            <text:p>623,026400000001</text:p>
          </table:table-cell>
          <table:table-cell table:number-columns-repeated="2"/>
          <table:table-cell office:value-type="float" office:value="4485.7075" calcext:value-type="float">
            <text:p>4485,7075</text:p>
          </table:table-cell>
          <table:table-cell table:number-columns-repeated="4"/>
          <table:table-cell office:value-type="float" office:value="4485.7075" calcext:value-type="float">
            <text:p>4485,7075</text:p>
          </table:table-cell>
          <table:table-cell table:number-columns-repeated="2"/>
        </table:table-row>
        <table:table-row table:style-name="ro1">
          <table:table-cell office:value-type="float" office:value="537.891200000001" calcext:value-type="float">
            <text:p>537,891200000001</text:p>
          </table:table-cell>
          <table:table-cell table:number-columns-repeated="4"/>
          <table:table-cell office:value-type="float" office:value="537.891200000001" calcext:value-type="float">
            <text:p>537,891200000001</text:p>
          </table:table-cell>
          <table:table-cell table:number-columns-repeated="2"/>
          <table:table-cell office:value-type="float" office:value="4558.4231" calcext:value-type="float">
            <text:p>4558,4231</text:p>
          </table:table-cell>
          <table:table-cell table:number-columns-repeated="4"/>
          <table:table-cell office:value-type="float" office:value="4558.4231" calcext:value-type="float">
            <text:p>4558,4231</text:p>
          </table:table-cell>
          <table:table-cell table:number-columns-repeated="2"/>
        </table:table-row>
        <table:table-row table:style-name="ro1">
          <table:table-cell office:value-type="float" office:value="479.3344" calcext:value-type="float">
            <text:p>479,3344</text:p>
          </table:table-cell>
          <table:table-cell table:number-columns-repeated="4"/>
          <table:table-cell office:value-type="float" office:value="479.3344" calcext:value-type="float">
            <text:p>479,3344</text:p>
          </table:table-cell>
          <table:table-cell table:number-columns-repeated="2"/>
          <table:table-cell office:value-type="float" office:value="4463.3736" calcext:value-type="float">
            <text:p>4463,3736</text:p>
          </table:table-cell>
          <table:table-cell table:number-columns-repeated="4"/>
          <table:table-cell office:value-type="float" office:value="4463.3736" calcext:value-type="float">
            <text:p>4463,3736</text:p>
          </table:table-cell>
          <table:table-cell table:number-columns-repeated="2"/>
        </table:table-row>
        <table:table-row table:style-name="ro1">
          <table:table-cell office:value-type="float" office:value="516.297200000001" calcext:value-type="float">
            <text:p>516,297200000001</text:p>
          </table:table-cell>
          <table:table-cell table:number-columns-repeated="4"/>
          <table:table-cell office:value-type="float" office:value="516.297200000001" calcext:value-type="float">
            <text:p>516,297200000001</text:p>
          </table:table-cell>
          <table:table-cell table:number-columns-repeated="2"/>
          <table:table-cell office:value-type="float" office:value="4591.0812" calcext:value-type="float">
            <text:p>4591,0812</text:p>
          </table:table-cell>
          <table:table-cell table:number-columns-repeated="4"/>
          <table:table-cell office:value-type="float" office:value="4591.0812" calcext:value-type="float">
            <text:p>4591,0812</text:p>
          </table:table-cell>
          <table:table-cell table:number-columns-repeated="2"/>
        </table:table-row>
        <table:table-row table:style-name="ro1">
          <table:table-cell office:value-type="float" office:value="527.9769" calcext:value-type="float">
            <text:p>527,9769</text:p>
          </table:table-cell>
          <table:table-cell table:number-columns-repeated="4"/>
          <table:table-cell office:value-type="float" office:value="527.9769" calcext:value-type="float">
            <text:p>527,9769</text:p>
          </table:table-cell>
          <table:table-cell table:number-columns-repeated="2"/>
          <table:table-cell office:value-type="float" office:value="4537.8144" calcext:value-type="float">
            <text:p>4537,8144</text:p>
          </table:table-cell>
          <table:table-cell table:number-columns-repeated="4"/>
          <table:table-cell office:value-type="float" office:value="4537.8144" calcext:value-type="float">
            <text:p>4537,8144</text:p>
          </table:table-cell>
          <table:table-cell table:number-columns-repeated="2"/>
        </table:table-row>
        <table:table-row table:style-name="ro1">
          <table:table-cell office:value-type="float" office:value="484.624400000001" calcext:value-type="float">
            <text:p>484,624400000001</text:p>
          </table:table-cell>
          <table:table-cell table:number-columns-repeated="4"/>
          <table:table-cell office:value-type="float" office:value="484.624400000001" calcext:value-type="float">
            <text:p>484,624400000001</text:p>
          </table:table-cell>
          <table:table-cell table:number-columns-repeated="2"/>
          <table:table-cell office:value-type="float" office:value="4580.2236" calcext:value-type="float">
            <text:p>4580,2236</text:p>
          </table:table-cell>
          <table:table-cell table:number-columns-repeated="4"/>
          <table:table-cell office:value-type="float" office:value="4580.2236" calcext:value-type="float">
            <text:p>4580,2236</text:p>
          </table:table-cell>
          <table:table-cell table:number-columns-repeated="2"/>
        </table:table-row>
        <table:table-row table:style-name="ro1">
          <table:table-cell office:value-type="float" office:value="521.743600000002" calcext:value-type="float">
            <text:p>521,743600000002</text:p>
          </table:table-cell>
          <table:table-cell table:number-columns-repeated="4"/>
          <table:table-cell office:value-type="float" office:value="521.743600000002" calcext:value-type="float">
            <text:p>521,743600000002</text:p>
          </table:table-cell>
          <table:table-cell table:number-columns-repeated="2"/>
          <table:table-cell office:value-type="float" office:value="4557.3612" calcext:value-type="float">
            <text:p>4557,3612</text:p>
          </table:table-cell>
          <table:table-cell table:number-columns-repeated="4"/>
          <table:table-cell office:value-type="float" office:value="4557.3612" calcext:value-type="float">
            <text:p>4557,3612</text:p>
          </table:table-cell>
          <table:table-cell table:number-columns-repeated="2"/>
        </table:table-row>
        <table:table-row table:style-name="ro1">
          <table:table-cell office:value-type="float" office:value="513.570500000002" calcext:value-type="float">
            <text:p>513,570500000002</text:p>
          </table:table-cell>
          <table:table-cell table:number-columns-repeated="4"/>
          <table:table-cell office:value-type="float" office:value="513.570500000002" calcext:value-type="float">
            <text:p>513,570500000002</text:p>
          </table:table-cell>
          <table:table-cell table:number-columns-repeated="2"/>
          <table:table-cell office:value-type="float" office:value="4554.6345" calcext:value-type="float">
            <text:p>4554,6345</text:p>
          </table:table-cell>
          <table:table-cell table:number-columns-repeated="4"/>
          <table:table-cell office:value-type="float" office:value="4554.6345" calcext:value-type="float">
            <text:p>4554,6345</text:p>
          </table:table-cell>
          <table:table-cell table:number-columns-repeated="2"/>
        </table:table-row>
        <table:table-row table:style-name="ro1">
          <table:table-cell office:value-type="float" office:value="478.6903" calcext:value-type="float">
            <text:p>478,6903</text:p>
          </table:table-cell>
          <table:table-cell table:number-columns-repeated="4"/>
          <table:table-cell office:value-type="float" office:value="478.6903" calcext:value-type="float">
            <text:p>478,6903</text:p>
          </table:table-cell>
          <table:table-cell table:number-columns-repeated="2"/>
          <table:table-cell office:value-type="float" office:value="4505.3479" calcext:value-type="float">
            <text:p>4505,3479</text:p>
          </table:table-cell>
          <table:table-cell table:number-columns-repeated="4"/>
          <table:table-cell office:value-type="float" office:value="4505.3479" calcext:value-type="float">
            <text:p>4505,3479</text:p>
          </table:table-cell>
          <table:table-cell table:number-columns-repeated="2"/>
        </table:table-row>
        <table:table-row table:style-name="ro1">
          <table:table-cell office:value-type="float" office:value="505.144799999998" calcext:value-type="float">
            <text:p>505,144799999998</text:p>
          </table:table-cell>
          <table:table-cell table:number-columns-repeated="4"/>
          <table:table-cell office:value-type="float" office:value="505.144799999998" calcext:value-type="float">
            <text:p>505,144799999998</text:p>
          </table:table-cell>
          <table:table-cell table:number-columns-repeated="2"/>
          <table:table-cell office:value-type="float" office:value="4779.6299" calcext:value-type="float">
            <text:p>4779,6299</text:p>
          </table:table-cell>
          <table:table-cell table:number-columns-repeated="4"/>
          <table:table-cell office:value-type="float" office:value="4779.6299" calcext:value-type="float">
            <text:p>4779,6299</text:p>
          </table:table-cell>
          <table:table-cell table:number-columns-repeated="2"/>
        </table:table-row>
        <table:table-row table:style-name="ro1">
          <table:table-cell office:value-type="float" office:value="469.947499999999" calcext:value-type="float">
            <text:p>469,947499999999</text:p>
          </table:table-cell>
          <table:table-cell table:number-columns-repeated="4"/>
          <table:table-cell office:value-type="float" office:value="469.947499999999" calcext:value-type="float">
            <text:p>469,947499999999</text:p>
          </table:table-cell>
          <table:table-cell table:number-columns-repeated="2"/>
          <table:table-cell office:value-type="float" office:value="4291.0252" calcext:value-type="float">
            <text:p>4291,0252</text:p>
          </table:table-cell>
          <table:table-cell table:number-columns-repeated="4"/>
          <table:table-cell office:value-type="float" office:value="4291.0252" calcext:value-type="float">
            <text:p>4291,0252</text:p>
          </table:table-cell>
          <table:table-cell table:number-columns-repeated="2"/>
        </table:table-row>
        <table:table-row table:style-name="ro1">
          <table:table-cell office:value-type="float" office:value="243.2438" calcext:value-type="float">
            <text:p>243,2438</text:p>
          </table:table-cell>
          <table:table-cell table:number-columns-repeated="4"/>
          <table:table-cell office:value-type="float" office:value="243.2438" calcext:value-type="float">
            <text:p>243,2438</text:p>
          </table:table-cell>
          <table:table-cell table:number-columns-repeated="2"/>
          <table:table-cell office:value-type="float" office:value="4082.148025" calcext:value-type="float">
            <text:p>4082,148025</text:p>
          </table:table-cell>
          <table:table-cell table:number-columns-repeated="4"/>
          <table:table-cell office:value-type="float" office:value="4082.148025" calcext:value-type="float">
            <text:p>4082,148025</text:p>
          </table:table-cell>
          <table:table-cell table:number-columns-repeated="2"/>
        </table:table-row>
        <table:table-row table:style-name="ro1">
          <table:table-cell office:value-type="float" office:value="557.424000000003" calcext:value-type="float">
            <text:p>557,424000000003</text:p>
          </table:table-cell>
          <table:table-cell table:number-columns-repeated="4"/>
          <table:table-cell office:value-type="float" office:value="557.424000000003" calcext:value-type="float">
            <text:p>557,424000000003</text:p>
          </table:table-cell>
          <table:table-cell table:number-columns-repeated="2"/>
          <table:table-cell office:value-type="float" office:value="4710.508425" calcext:value-type="float">
            <text:p>4710,508425</text:p>
          </table:table-cell>
          <table:table-cell table:number-columns-repeated="4"/>
          <table:table-cell office:value-type="float" office:value="4710.508425" calcext:value-type="float">
            <text:p>4710,508425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sigma_deltam</text:p>
          </table:table-cell>
          <table:table-cell table:number-columns-repeated="7"/>
          <table:table-cell office:value-type="string" calcext:value-type="string">
            <text:p>sigma_Deltam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TDEV([.F2:.F18])/SQRT(17)" office:value-type="float" office:value="20.8456162243291" calcext:value-type="float">
            <text:p>20,8456162243291</text:p>
          </table:table-cell>
          <table:table-cell table:number-columns-repeated="2"/>
          <table:table-cell office:value-type="string" calcext:value-type="string">
            <text:p>Delta furbo</text:p>
          </table:table-cell>
          <table:table-cell office:value-type="string" calcext:value-type="string">
            <text:p>Deltam furbo</text:p>
          </table:table-cell>
          <table:table-cell office:value-type="string" calcext:value-type="string">
            <text:p>sigma_Deltam furbo</text:p>
          </table:table-cell>
          <table:table-cell table:number-columns-repeated="2"/>
          <table:table-cell table:formula="of:=STDEV([.N2:.N18])/SQRT(17)" office:value-type="float" office:value="470.43024281122" calcext:value-type="float">
            <text:p>470,4302428112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485.7075" calcext:value-type="float">
            <text:p>4485,7075</text:p>
          </table:table-cell>
          <table:table-cell table:formula="of:=AVERAGE([.I22:.I34])" office:value-type="float" office:value="4515.17527307692" calcext:value-type="float">
            <text:p>4515,17527307692</text:p>
          </table:table-cell>
          <table:table-cell table:formula="of:=STDEV([.I22:.I34])/SQRT(13)" office:value-type="float" office:value="48.3846808522158" calcext:value-type="float">
            <text:p>48,384680852215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558.4231" calcext:value-type="float">
            <text:p>4558,423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463.3736" calcext:value-type="float">
            <text:p>4463,373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591.0812" calcext:value-type="float">
            <text:p>4591,081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537.8144" calcext:value-type="float">
            <text:p>4537,814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580.2236" calcext:value-type="float">
            <text:p>4580,223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557.3612" calcext:value-type="float">
            <text:p>4557,361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554.6345" calcext:value-type="float">
            <text:p>4554,634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505.3479" calcext:value-type="float">
            <text:p>4505,3479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779.6299" calcext:value-type="float">
            <text:p>4779,6299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291.0252" calcext:value-type="float">
            <text:p>4291,025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082.148025" calcext:value-type="float">
            <text:p>4082,14802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710.508425" calcext:value-type="float">
            <text:p>4710,5084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7:50:10.88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59:59.080000000</meta:creation-date>
    <meta:generator>LibreOffice/6.1.2.1$Windows_X86_64 LibreOffice_project/65905a128db06ba48db947242809d14d3f9a93fe</meta:generator>
    <dc:date>2019-02-18T17:52:46.152000000</dc:date>
    <meta:editing-duration>PT16M9S</meta:editing-duration>
    <meta:editing-cycles>4</meta:editing-cycles>
    <meta:document-statistic meta:table-count="1" meta:cell-count="120" meta:object-count="0"/>
  </office:meta>
</office:document-meta>
</file>